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blades_of_attack_for_p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_for_crit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style-name="ce12" office:value-type="string" calcext:value-type="string">
            <text:p>use_frost_arrow</text:p>
          </table:table-cell>
          <table:table-cell table:style-name="ce10" office:value-type="string" calcext:value-type="string">
            <text:p>use_frost_arrow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style-name="ce12" office:value-type="string" calcext:value-type="string">
            <text:p>use_frost_arrow</text:p>
          </table:table-cell>
          <table:table-cell table:style-name="ce10" office:value-type="string" calcext:value-type="string">
            <text:p>use_frost_arrow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22:19:16.108866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0T22:19:42.413612194</dc:date>
    <meta:editing-duration>P3DT2H17M1S</meta:editing-duration>
    <meta:editing-cycles>2625</meta:editing-cycles>
    <dc:creator>Ilya Shpigor</dc:creator>
    <meta:document-statistic meta:table-count="5" meta:cell-count="370" meta:object-count="0"/>
  </office:meta>
</office:document-meta>
</file>